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5e7a3" officeooo:paragraph-rsid="0015e7a3"/>
    </style:style>
    <style:style style:name="T1" style:family="text">
      <style:text-properties officeooo:rsid="0016de94"/>
    </style:style>
    <style:style style:name="T2" style:family="text">
      <style:text-properties officeooo:rsid="00189d29"/>
    </style:style>
    <style:style style:name="T3" style:family="text">
      <style:text-properties officeooo:rsid="00194463"/>
    </style:style>
    <style:style style:name="T4" style:family="text">
      <style:text-properties style:text-underline-style="solid" style:text-underline-width="auto" style:text-underline-color="font-color" officeooo:rsid="00194463"/>
    </style:style>
    <style:style style:name="T5" style:family="text">
      <style:text-properties style:text-underline-style="none" officeooo:rsid="001944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lide 1: Title screen</text:p>
      <text:p text:style-name="P1"><text:tab/>Introducing speakers</text:p>
      <text:p text:style-name="P1"><text:tab/>Project title</text:p>
      <text:p text:style-name="P1"><text:tab/></text:p>
      <text:p text:style-name="P1">Slide 2: Introduction</text:p>
      <text:p text:style-name="P1"><text:tab/>Introducing the problem</text:p>
      <text:p text:style-name="P1"><text:tab/>Open star clusters</text:p>
      <text:p text:style-name="P1"><text:tab/><text:tab/>100 tot 10.000 stars which are loosely bound by gravity</text:p>
      <text:p text:style-name="P1"><text:tab/><text:tab/>Stars have roughly same age and composition, because of small star forming period</text:p>
      <text:p text:style-name="P1"><text:tab/><text:tab/>Star masses differ.</text:p>
      <text:p text:style-name="P1"><text:tab/><text:tab/>(Iets over HRD en determining structure of Milky Way of overbodig?)</text:p>
      <text:p text:style-name="P1"><text:tab/>Some open star clusters disband and dissolve into the galaxy. </text:p>
      <text:p text:style-name="P1"><text:tab/>A reason: stars blown away by the left over gas.</text:p>
      <text:p text:style-name="P1"><text:tab/>There are two tracks an open star cluster can go down.</text:p>
      <text:p text:style-name="P1"><text:tab/><text:tab/> - </text:p>
      <text:p text:style-name="P1"><text:tab/><text:tab/> - </text:p>
      <text:p text:style-name="P1"><text:tab/>And what track an open star cluster goes down could be determined by gas expulsion.</text:p>
      <text:p text:style-name="P1"><text:tab/>This brings us to our research question:</text:p>
      <text:p text:style-name="P1"/>
      <text:p text:style-name="P1">Slide 3: Research question</text:p>
      <text:p text:style-name="P1"><text:tab/>“What is the main source of gas depletion in open clusters?”</text:p>
      <text:p text:style-name="P1"><text:tab/>We expect it to either be stellar winds caused by the stars itself, or a supernova.</text:p>
      <text:p text:style-name="P1"><text:tab/>So in this project we look at how much gas is already expulsed by stellar winds before the <text:tab/><text:tab/>first supernova takes place and how much gas the supernova blows away.</text:p>
      <text:p text:style-name="P1"><text:tab/></text:p>
      <text:p text:style-name="P1">Slide 4: Approach</text:p>
      <text:p text:style-name="P1"><text:tab/>We simulate a newly formed open star cluster with AMUSE.</text:p>
      <text:p text:style-name="P1"><text:tab/>We use a ph4 code to simulate gravitational dynamics between the stars (and the gas?).</text:p>
      <text:p text:style-name="P1"><text:tab/>We use a Fi code to simulate the hydrodynamics.</text:p>
      <text:p text:style-name="P1"><text:tab/><text:span text:style-name="T1">We bridge the gravity and the hydrodynamics codes.</text:span></text:p>
      <text:p text:style-name="P1"><text:tab/></text:p>
      <text:p text:style-name="P1"><text:tab/>To simulate the stellar winds we use a package <text:span text:style-name="T1">from AMU</text:span>SE called stellar_winds.<text:span text:style-name="T1">py, </text:span><text:span text:style-name="T2">to <text:tab/><text:tab/></text:span><text:span text:style-name="T1">which we channel the stars </text:span><text:span text:style-name="T2">so that the wind originates from the stars </text:span><text:span text:style-name="T3">and the amount <text:tab/><text:tab/>of wind is calculated from the evolutionary phase of the star.</text:span></text:p>
      <text:p text:style-name="P1"><text:tab/><text:span text:style-name="T3">For the latter we use the stellar evolution code. By running this code the stars are <text:tab/><text:tab/><text:tab/>continuously updated on their evolutionary phase, which determines the amount of <text:tab/><text:tab/>stellar wind that is created </text:span><text:span text:style-name="T4">and</text:span><text:span text:style-name="T5"> will eventually make a star go supernova!</text:span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tab/></text:p>
      <text:p text:style-name="P1"/>
      <text:p text:style-name="P1"><text:tab/><text:tab/></text:p>
      <text:p text:style-name="P1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Tahoma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Tahoma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12T15:03:03.684179409</dc:date>
    <meta:editing-duration>PT1H3M19S</meta:editing-duration>
    <meta:editing-cycles>4</meta:editing-cycles>
    <meta:generator>LibreOffice/7.2.7.2$Linux_X86_64 LibreOffice_project/20$Build-2</meta:generator>
    <meta:document-statistic meta:table-count="0" meta:image-count="0" meta:object-count="0" meta:page-count="1" meta:paragraph-count="34" meta:word-count="296" meta:character-count="1738" meta:non-whitespace-character-count="1417"/>
  </office:meta>
</office:document-meta>
</file>